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7961667679179432812"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6494528216335334249"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8872174488588602975"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3931794243147466234"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48696144774049126"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1163520100040658128"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613738543117922292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2067251015821876350"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1838900" text:continue-list="list613738543117922292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90648464662372944"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821447"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838327"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1823011"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1829088"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814106"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3407071716871286987"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8129410062360882244"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056317186727537046"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821645"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462119781489382338"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046233187241952575"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974338186167288001" text:style-name="L15">
        <text:list-item>
          <text:list>
            <text:list-header>
              <text:p text:style-name="P168">1.5 miles averaging about 9:40/mile and rest 1 min</text:p>
            </text:list-header>
          </text:list>
        </text:list-item>
      </text:list>
      <text:p text:style-name="P23">1 mile in 8:26 and rest 2 min</text:p>
      <text:list xml:id="list8310792887394693213"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153617525710612517"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814628"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7117529295776520314"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426076126202941357"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1677437330519900649"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1834920" text:continue-list="list7426076126202941357" text:style-name="L19">
        <text:list-item>
          <text:list>
            <text:list-header>
              <text:p text:style-name="P172">(Pace*HR)=1240</text:p>
            </text:list-header>
          </text:list>
        </text:list-item>
      </text:list>
      <text:list xml:id="list31820589" text:continue-list="list7117529295776520314" text:style-name="L18">
        <text:list-item>
          <text:list>
            <text:list-header>
              <text:p text:style-name="P171">2 miles at 10:46/mile Ave HR= 121 bpm and rest a few minutes</text:p>
            </text:list-header>
          </text:list>
        </text:list-item>
      </text:list>
      <text:list xml:id="list31837282" text:continue-list="list31834920"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1837416"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758775849925282942"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213782591884776999"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076917162412671191"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3728486898398171815"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862701963328621484"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514081496514253201"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1821611"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1821028"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10"><text:span text:style-name="T2"/></text:p>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364115726969364699"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08T11:58:51.74</dc:date>
    <dc:creator>James Lombardi</dc:creator>
    <meta:editing-duration>P18DT10H38M41S</meta:editing-duration>
    <meta:editing-cycles>1399</meta:editing-cycles>
    <meta:generator>OpenOffice/4.1.2$Win32 OpenOffice.org_project/412m3$Build-9782</meta:generator>
    <meta:document-statistic meta:table-count="0" meta:image-count="9" meta:object-count="0" meta:page-count="149" meta:paragraph-count="4228" meta:word-count="46121" meta:character-count="237133"/>
  </office:meta>
</office:document-meta>
</file>